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2ace" officeooo:paragraph-rsid="00102ace"/>
    </style:style>
    <style:style style:name="P2" style:family="paragraph" style:parent-style-name="Standard">
      <style:paragraph-properties fo:text-align="center" style:justify-single-word="false"/>
      <style:text-properties officeooo:rsid="00102ace" officeooo:paragraph-rsid="00102ace"/>
    </style:style>
    <style:style style:name="P3" style:family="paragraph" style:parent-style-name="Standard">
      <style:text-properties officeooo:rsid="006adeb4" officeooo:paragraph-rsid="00102ace"/>
    </style:style>
    <style:style style:name="P4" style:family="paragraph" style:parent-style-name="Standard">
      <style:text-properties officeooo:rsid="0015cda1" officeooo:paragraph-rsid="00102ace"/>
    </style:style>
    <style:style style:name="P5" style:family="paragraph" style:parent-style-name="Standard" style:list-style-name="L1">
      <style:text-properties officeooo:rsid="001f5cb9" officeooo:paragraph-rsid="00102ace"/>
    </style:style>
    <style:style style:name="P6" style:family="paragraph" style:parent-style-name="Standard" style:list-style-name="L1">
      <style:text-properties officeooo:rsid="00748ae3" officeooo:paragraph-rsid="00102ace"/>
    </style:style>
    <style:style style:name="P7" style:family="paragraph" style:parent-style-name="Standard">
      <style:text-properties officeooo:rsid="006db95b" officeooo:paragraph-rsid="00102ace"/>
    </style:style>
    <style:style style:name="P8" style:family="paragraph" style:parent-style-name="Standard">
      <style:text-properties officeooo:rsid="00708744" officeooo:paragraph-rsid="00102ace"/>
    </style:style>
    <style:style style:name="P9" style:family="paragraph" style:parent-style-name="Standard">
      <style:text-properties fo:font-style="italic" officeooo:rsid="00102ace" officeooo:paragraph-rsid="00102ace" style:font-style-asian="italic" style:font-style-complex="italic"/>
    </style:style>
    <style:style style:name="P10" style:family="paragraph" style:parent-style-name="Standard">
      <style:text-properties officeooo:rsid="00118e3a" officeooo:paragraph-rsid="00118e3a"/>
    </style:style>
    <style:style style:name="P11" style:family="paragraph" style:parent-style-name="Standard">
      <style:text-properties officeooo:rsid="0011dda0" officeooo:paragraph-rsid="0011dda0"/>
    </style:style>
    <style:style style:name="P12" style:family="paragraph" style:parent-style-name="Text_20_body">
      <style:text-properties officeooo:rsid="00118e3a" officeooo:paragraph-rsid="00118e3a"/>
    </style:style>
    <style:style style:name="P13" style:family="paragraph" style:parent-style-name="Heading_20_3">
      <style:paragraph-properties fo:break-before="page"/>
    </style:style>
    <style:style style:name="T1" style:family="text">
      <style:text-properties officeooo:rsid="00102ace"/>
    </style:style>
    <style:style style:name="T2" style:family="text">
      <style:text-properties officeooo:rsid="006b2a9a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6b2a9a"/>
    </style:style>
    <style:style style:name="T5" style:family="text">
      <style:text-properties style:text-position="sub 58%" officeooo:rsid="006c608a"/>
    </style:style>
    <style:style style:name="T6" style:family="text">
      <style:text-properties officeooo:rsid="006c608a"/>
    </style:style>
    <style:style style:name="T7" style:family="text">
      <style:text-properties officeooo:rsid="001fdf76"/>
    </style:style>
    <style:style style:name="T8" style:family="text">
      <style:text-properties officeooo:rsid="005ea129"/>
    </style:style>
    <style:style style:name="T9" style:family="text">
      <style:text-properties officeooo:rsid="00616ff4"/>
    </style:style>
    <style:style style:name="T10" style:family="text">
      <style:text-properties officeooo:rsid="0074f3f3"/>
    </style:style>
    <style:style style:name="T11" style:family="text">
      <style:text-properties officeooo:rsid="00708744"/>
    </style:style>
    <style:style style:name="T12" style:family="text">
      <style:text-properties officeooo:rsid="0073575e"/>
    </style:style>
    <style:style style:name="T13" style:family="text">
      <style:text-properties officeooo:rsid="00748ae3"/>
    </style:style>
    <style:style style:name="T14" style:family="text">
      <style:text-properties officeooo:rsid="006f1e4a"/>
    </style:style>
    <style:style style:name="T15" style:family="text">
      <style:text-properties officeooo:rsid="0010af53"/>
    </style:style>
    <style:style style:name="T16" style:family="text">
      <style:text-properties style:text-position="super 58%"/>
    </style:style>
    <style:style style:name="T17" style:family="text">
      <style:text-properties style:text-position="super 58%" officeooo:rsid="00118e3a"/>
    </style:style>
    <style:style style:name="T18" style:family="text">
      <style:text-properties style:text-position="super 58%" officeooo:rsid="00616ff4"/>
    </style:style>
    <style:style style:name="T19" style:family="text">
      <style:text-properties style:text-position="0% 100%"/>
    </style:style>
    <style:style style:name="T20" style:family="text">
      <style:text-properties officeooo:rsid="0013f33f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th Semantics in Concept Grammar Language</text:p>
      <text:p text:style-name="P2">by Sven Nilsen, 2016</text:p>
      <text:p text:style-name="P1"/>
      <text:p text:style-name="P1">Abstract:</text:p>
      <text:p text:style-name="P9">In this paper I formalize some aspects of <text:span text:style-name="T15">deriving normal programming from </text:span>path semantics using the Concept Grammar Language<text:span text:style-name="T17">[1]</text:span>.</text:p>
      <text:p text:style-name="P1"/>
      <text:p text:style-name="P3">Path semantics is a formal language which <text:span text:style-name="T1">concept grammar is </text:span>construct<text:span text:style-name="T1">ed</text:span> <text:span text:style-name="T1">from </text:span>symbols `F` and `X` <text:span text:style-name="T2">according to an axiom of equality:</text:span></text:p>
      <text:p text:style-name="P4"/>
      <text:p text:style-name="P4"><draw:frame draw:style-name="fr1" draw:name="Object2" text:anchor-type="as-char" svg:y="-0.2689in" svg:width="2.0283in" svg:height="0.442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"/>
      <text:list xml:id="list5199363366530131760" text:style-name="L1">
        <text:list-item>
          <text:p text:style-name="P5">`F=F`, <text:span text:style-name="T7">`X=X`</text:span> <text:span text:style-name="T8">are</text:span> weak equalit<text:span text:style-name="T8">ies</text:span> and `F&gt;X` is a weak partial order</text:p>
        </text:list-item>
        <text:list-item>
          <text:p text:style-name="P5">“<text:span text:style-name="T9">weak” means encoded and interpreted in some external language</text:span><text:span text:style-name="T18">[1]</text:span></text:p>
        </text:list-item>
        <text:list-item>
          <text:p text:style-name="P6">Indices are local and chosen for a single sentence</text:p>
        </text:list-item>
        <text:list-item>
          <text:p text:style-name="P6">Matching is <text:span text:style-name="T10">decided against some syntactic structure</text:span></text:p>
        </text:list-item>
      </text:list>
      <text:p text:style-name="P3"/>
      <text:p text:style-name="P11">Using the advanced index notation of Concept Grammar Language the axiom looks like this:</text:p>
      <text:p text:style-name="P11"/>
      <text:p text:style-name="P11"><text:tab/>{</text:p>
      <text:p text:style-name="P11"><text:tab/><text:tab/>{F<text:span text:style-name="T3">i</text:span> X<text:span text:style-name="T3">i</text:span><text:span text:style-name="T19">, F</text:span><text:span text:style-name="T3">j</text:span><text:span text:style-name="T19"> X</text:span><text:span text:style-name="T3">j</text:span><text:span text:style-name="T19">, F</text:span><text:span text:style-name="T3">i</text:span><text:span text:style-name="T19">=F</text:span><text:span text:style-name="T3">j</text:span><text:span text:style-name="T19">, F</text:span><text:span text:style-name="T3">i</text:span><text:span text:style-name="T19">&gt;X</text:span><text:span text:style-name="T3">i</text:span>} → </text:p>
      <text:p text:style-name="P11"><text:tab/><text:tab/>{X<text:span text:style-name="T3">i</text:span>=X<text:span text:style-name="T3">j</text:span>}</text:p>
      <text:p text:style-name="P11"><text:tab/>}<text:span text:style-name="T16">ij</text:span></text:p>
      <text:p text:style-name="P3"/>
      <text:p text:style-name="P7">Normal programming languages do have path semantics in the strict sense, <text:span text:style-name="T13">but not directly according to the axiom of equality</text:span>. <text:span text:style-name="T14">W</text:span>hen somebody says “using path semantics” they refer to extending a language with “paths”:</text:p>
      <text:p text:style-name="P3"/>
      <text:p text:style-name="P3"><text:span text:style-name="T6"><text:tab/>[F] X</text:span><text:span text:style-name="T5">1</text:span><text:span text:style-name="T6"> → (F(X</text:span><text:span text:style-name="T5">0</text:span><text:span text:style-name="T6">) → X</text:span><text:span text:style-name="T5">1</text:span><text:span text:style-name="T6">)<text:tab/><text:tab/>(path)</text:span></text:p>
      <text:p text:style-name="P3"><text:tab/><text:span text:style-name="T2">F</text:span><text:span text:style-name="T4">0</text:span><text:span text:style-name="T2">([F</text:span><text:span text:style-name="T4">1</text:span><text:span text:style-name="T2">] X) → [F</text:span><text:span text:style-name="T4">2</text:span><text:span text:style-name="T2">] X<text:tab/><text:tab/><text:tab/>(path between functions)</text:span></text:p>
      <text:p text:style-name="P3"/>
      <text:p text:style-name="P10"/>
      <text:h text:style-name="P13" text:outline-level="3">References</text:h>
      <text:p text:style-name="P12"><text:span text:style-name="T16">[1]</text:span> Concept Grammar Language (Sven Nilsen, 2016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4:37:36.120584000</meta:creation-date>
    <dc:date>2016-08-15T16:00:24.975339000</dc:date>
    <meta:editing-duration>PT1H22M58S</meta:editing-duration>
    <meta:editing-cycles>7</meta:editing-cycles>
    <meta:generator>LibreOffice/5.1.2.2$MacOSX_X86_64 LibreOffice_project/d3bf12ecb743fc0d20e0be0c58ca359301eb705f</meta:generator>
    <meta:document-statistic meta:table-count="0" meta:image-count="0" meta:object-count="1" meta:page-count="2" meta:paragraph-count="20" meta:word-count="174" meta:character-count="1055" meta:non-whitespace-character-count="892"/>
  </office:meta>
</office:document-meta>
</file>

<file path=Object 1/content.xml><?xml version="1.0" encoding="utf-8"?>
<math xmlns="http://www.w3.org/1998/Math/MathML" display="block">
  <semantics>
    <mfrac>
      <mrow>
        <msub>
          <mi>F</mi>
          <mn>0</mn>
        </msub>
        <msub>
          <mi>X</mi>
          <mn>0</mn>
        </msub>
        <mi>,</mi>
        <msub>
          <mi>F</mi>
          <mn>1</mn>
        </msub>
        <msub>
          <mi>X</mi>
          <mn>1</mn>
        </msub>
        <mi>,</mi>
        <mrow>
          <msub>
            <mi>F</mi>
            <mn>0</mn>
          </msub>
          <mo stretchy="false">=</mo>
          <msub>
            <mi>F</mi>
            <mn>1</mn>
          </msub>
        </mrow>
        <mi>,</mi>
        <mrow>
          <msub>
            <mi>F</mi>
            <mn>0</mn>
          </msub>
          <mo stretchy="false">&gt;</mo>
          <msub>
            <mi>X</mi>
            <mn>0</mn>
          </msub>
        </mrow>
      </mrow>
      <mrow>
        <msub>
          <mi>X</mi>
          <mn>0</mn>
        </msub>
        <mo stretchy="false">=</mo>
        <msub>
          <mi>X</mi>
          <mn>1</mn>
        </msub>
      </mrow>
    </mfrac>
    <annotation encoding="StarMath 5.0">{F sub 0 X sub 0 , F sub 1 X sub 1 , F sub 0 = F sub 1 , F sub 0 &gt; X sub 0} over { X sub 0 = X sub 1 }</annotation>
  </semantics>
</math>
</file>